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fo:font-weight="bold" style:font-weight-asian="bold" style:font-weight-complex="bold"/>
    </style:style>
    <style:style style:name="P3" style:family="paragraph" style:parent-style-name="Standard">
      <style:paragraph-properties fo:line-height="200%"/>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yle Cartechine</text:p>
      <text:p text:style-name="Standard">DIG 4855: Converging Media</text:p>
      <text:p text:style-name="Standard">Essay #1</text:p>
      <text:p text:style-name="Standard">Due 1-30-12, 9:00pm</text:p>
      <text:p text:style-name="Standard"/>
      <text:p text:style-name="P1"><text:tab/>The latest and greatest developments in three dimensional viewing and augmented reality are responsible for creating the low-hanging fruit for media convergence, and are providing the most important contributions to a truly media rich experience. This is due to the growth of interest and research in augmented reality combined with the increase of popularity in commercially available devices capable of three dimensional display and/or viewing. It's becoming very plausible and more likely that the combination of both will lead to new forms of learning, entertainment, and communication. Both can be considered powerful tools that allow a user to expand upon their understanding of physical reality and alter their perceptions of it in a positive, enlightening manner. Upon reviewing research, patented technologies, and proposals from just the last two years it is obvious that the next media convergence paradigm shift will happen with the technological breeding of AR and 3D. </text:p>
      <text:p text:style-name="P1"><text:tab/>For instance, research that has been awarded at the ISMAR -The International Symposium on Mixed and Augmented Reality- lends credence to fact that a fusion of three dimensional image manipulation and computer generated imagery can be improved with “Augmented Reality Compositing”. In 2010 researchers Georg Klein and David W. Murray simulated this with small low cost video cameras using lens effects, color mask techniques, sensor properties, in-camera processing, and color space conversion to “match the appearance of overlaid graphics to the appearance of background video”. Continued research in optical see-through head mounted displays is helping to improve the “perceptual understanding of depth as well as accomodative response”. Ergo a better understanding of the natural interaction a user has with a HUD and augmented graphics.</text:p>
      <text:p text:style-name="P1"><text:tab/>Some of these technologies are much already more advanced such as augmented driving, direct 3D manipulation, real-time depth imaging, and holoscopic image and video production. All of these <text:soft-page-break/>tools being researched <text:s/>demonstrate unique methods of merging three dimensional viewing with augmented aspects. The <text:span text:style-name="T1">Beyond </text:span><text:span text:style-name="T2">project at MIT developed a collapsible input device that could directly manipulate <text:s/>and interact with 3D media without the need for glasses, and lessened the detachment from the real world because of the direct approach. The hand-held device could appear as if it were being inserted into the 3D rendered interface; as the plastic housing collapsed it would be perceived as entering the virtual 3D space. It allowed users to sculpt and define shapes directly in a 3D space without having to first map out 2D constructional plans. The highlights of this project was it had no need for head mounted displays, goggles, or glasses. A similar concept was also being applied in research to help save the lives of people who drive alone. Instead of adding a device that would distract a driver more, an intelligent transportation system would rely on head tracking and AR tracking to help alert a driver of possible calamity they would otherwise not notice without a passenger. The idea behind it was to create a virtual helper or passenger that could recognize threats or problems on the roadway and respond without being obtrusive or distractive- and do so only when the head tracking and AR tracking data indicated it was necessary because the driver's inattention to the problem. It would help augment driver awareness through a complex tracking system.</text:span></text:p>
      <text:p text:style-name="P1"><text:span text:style-name="T2"><text:tab/>The two most interesting developments, however, are in real-time depth imaging and 3D holoscopic imagery. The first seeks to detect differences between a scene and a 3D model of the scene in real time, then detected differences are used to update the 3D model. In doing so in real time it would eliminate the need for pre-rendered or prepared dense 3D surface models. This would help <text:s/>bring AR and 3D modeling closer together, because it would create a more seamless movement in an augmented construct. The latter offers a solution to the current problems with 3D tvs: stereoscopic imagery requires glasses to combine images giving the illusion of depth, there's only one fixed viewpoint (no motion parallax), and nausea or eye discomfort occurs with prolonged viewing. With holoscopic imagery, a micro-lens array can create a three dimensional view space without the need of a special viewing apparatus. Many micro-images are displayed on one micro-lens that each can only be </text:span><text:soft-page-break/><text:span text:style-name="T2">viewed from a certain angle, solving the problem of motion parallax in the viewing angle.</text:span></text:p>
      <text:p text:style-name="P1"><text:span text:style-name="T2"><text:tab/>Looking at 3D images without glasses or head mounted displays seems to be a goal of the vast amount of research in AR, VR, and 3D. Having to attach something or wear some device that may or may not be uncomfortable or cumbersome diminishes the immersion of the experience. All of the above examples demonstrate to different extents, the effectiveness of keeping the user involved but separated from the back-end processes, thus heightening immersiveness. It becomes more and more likely as research into these topics continues to develop, that a greater combination of indistinguishable-from-physical-reality AR and 3D manipulable environments, tools, and technologies will result. </text:span></text:p>
      <text:p text:style-name="P1"><text:span text:style-name="T2"/></text:p>
      <text:p text:style-name="P2"><text:span text:style-name="T2">REFERENCES:</text:span></text:p>
      <text:p text:style-name="P3"><text:a xlink:type="simple" xlink:href="http://www.u.arizona.edu/~liusheng/research/reference/10%20TVCG%20Comments.pdf"><text:span text:style-name="T2">http://www.u.arizona.edu/~liusheng/research/reference/10%20TVCG%20Comments.pdf</text:span></text:a><text:span text:style-name="T2"> </text:span></text:p>
      <text:p text:style-name="P3"><text:a xlink:type="simple" xlink:href="http://cvrr.ucsd.edu/publications/2010/erik_ITS10.pdf"><text:span text:style-name="T2">http://cvrr.ucsd.edu/publications/2010/erik_ITS10.pdf</text:span></text:a><text:span text:style-name="T2"> </text:span></text:p>
      <text:p text:style-name="P3"><text:a xlink:type="simple" xlink:href="http://web.media.mit.edu/~jinhalee/beyond_uist.pdf"><text:span text:style-name="T2">http://web.media.mit.edu/~jinhalee/beyond_uist.pdf</text:span></text:a><text:span text:style-name="T2"> </text:span></text:p>
      <text:p text:style-name="P3"><text:a xlink:type="simple" xlink:href="http://www-past.igd.fraunhofer.de/~svkahn/pdf/reducing_gap_ar_3dmodeling.pdf"><text:span text:style-name="T2">http://www-past.igd.fraunhofer.de/~svkahn/pdf/reducing_gap_ar_3dmodeling.pdf</text:span></text:a><text:span text:style-name="T2"> </text:span></text:p>
      <text:p text:style-name="P3"><text:a xlink:type="simple" xlink:href="http://www.eurasip.org/Proceedings/Eusipco/Eusipco2011/papers/1569427325.pdf"><text:span text:style-name="T2">http://www.eurasip.org/Proceedings/Eusipco/Eusipco2011/papers/1569427325.pdf</text:span></text:a><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yle  Cartechine</meta:initial-creator>
    <meta:creation-date>2012-01-29T22:05:52.23</meta:creation-date>
    <dc:date>2012-01-30T20:52:37.88</dc:date>
    <dc:creator>Kyle  Cartechine</dc:creator>
    <meta:editing-duration>PT1H52M18S</meta:editing-duration>
    <meta:editing-cycles>3</meta:editing-cycles>
    <meta:generator>OpenOffice.org/3.3$Win32 OpenOffice.org_project/330m20$Build-9567</meta:generator>
    <meta:document-statistic meta:table-count="0" meta:image-count="0" meta:object-count="0" meta:page-count="3" meta:paragraph-count="15" meta:word-count="840" meta:character-count="5654"/>
  </office:meta>
</office:document-meta>
</file>